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77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ff7b59"/>
    </style:style>
    <style:style style:name="ce4" style:family="table-cell" style:parent-style-name="Default">
      <style:table-cell-properties fo:background-color="#ffaa95"/>
    </style:style>
    <style:style style:name="ce5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3faf46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map style:condition="cell-content()=&quot;False&quot;" style:apply-style-name="Bad" style:base-cell-address="cleaned_Output.D1"/>
      <style:map style:condition="cell-content()=&quot;True&quot;" style:apply-style-name="Good" style:base-cell-address="cleaned_Output.D1"/>
    </style:style>
    <style:style style:name="ce10" style:family="table-cell" style:parent-style-name="Default">
      <style:map style:condition="cell-content()=&quot;False&quot;" style:apply-style-name="Bad" style:base-cell-address="cleaned_Output.D1"/>
      <style:map style:condition="cell-content()=&quot;True&quot;" style:apply-style-name="Good" style:base-cell-address="cleaned_Output.D1"/>
    </style:style>
  </office:automatic-styles>
  <office:body>
    <office:spreadsheet>
      <table:calculation-settings table:automatic-find-labels="false" table:use-regular-expressions="false" table:use-wildcards="true"/>
      <table:table table:name="cleaned_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0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ime</text:p>
          </table:table-cell>
          <table:table-cell table:style-name="ce9" office:value-type="string" calcext:value-type="string">
            <text:p>Dark</text:p>
          </table:table-cell>
          <table:table-cell table:style-name="ce9" office:value-type="string" calcext:value-type="string">
            <text:p>Flat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4,/P82-2008-2009NACO.2009-01-03T02:35:30.800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4,/P82-2008-2009NACO.2009-01-04T01:49:09.422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4,/P82-2008-2009NACO.2009-01-04T02:48:37.938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9,/P82-2008-2009NACO.2009-01-04T01:44:34.612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9,/P82-2008-2009NACO.2009-01-03T02:29:42.335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9,/P82-2008-2009NACO.2009-01-04T02:44:04.635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8,/P82-2008-2009NACO.2009-01-04T02:37:17.272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8,/P82-2008-2009NACO.2009-01-04T01:36:42.290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8,/P82-2008-2009NACO.2009-01-03T02:19:43.274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2.17,/P82-2008-2009NACO.2009-01-03T02:44:26.466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2.17,/P82-2008-2009NACO.2009-01-04T01:54:28.303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2.17,/P82-2008-2009NACO.2009-01-04T02:53:19.617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2.17,/P82-2008-2009NACO.2009-01-03T02:41:59.465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8,/P82-2008-2009NACO.2009-01-04T01:46:53.081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8,/P82-2008-2009NACO.2009-01-04T02:46:21.058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08,/P82-2008-2009NACO.2009-01-03T02:32:36.369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64,/P82-2008-2009NACO.2009-01-04T02:32:50.331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64,/P82-2008-2009NACO.2009-01-04T01:34:21.554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64,/P82-2008-2009NACO.2009-01-03T02:15:35.585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2.12,/P82-2008-2009NACO.2009-01-03T02:38:31.072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2.12,/P82-2008-2009NACO.2009-01-04T02:51:02.391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2.12,/P82-2008-2009NACO.2009-01-04T01:51:33.722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4,/P82-2008-2009NACO.2009-01-03T02:26:46.654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4,/P82-2008-2009NACO.2009-01-04T02:41:46.478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4,/P82-2008-2009NACO.2009-01-04T01:41:16.077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6,/P82-2008-2009NACO.2009-01-04T02:39:29.761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6,/P82-2008-2009NACO.2009-01-04T01:38:59.301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26,/P82-2008-2009NACO.2009-01-03T02:23:51.357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75,/P82-2008-2009NACO.2009-01-04T02:34:58.410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75,/P82-2008-2009NACO.2009-01-03T02:11:42.448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07204/NB_1.75,/P82-2008-2009NACO.2009-01-04T01:32:15.918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16/NB_2.17,/P82-2008-2009NACO.2009-01-04T03:38:12.651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16/NB_2.17,/P82-2008-2009NACO.2009-01-04T03:42:33.901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16/NB_2.17,/P82-2008-2009NACO.2009-01-04T03:40:24.548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16/NB_2.17,/P82-2008-2009NACO.2009-01-04T03:35:59.063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82-2008-2009/Betelgeuse/0.016/NB_1.64,/P82-2008-2009NACO.2009-01-04T03:30:22.135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16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16/NB_1.64,/P82-2008-2009NACO.2009-01-04T03:28:03.69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16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16/NB_1.64,/P82-2008-2009NACO.2009-01-04T03:25:53.13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16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016/NB_1.64,/P82-2008-2009NACO.2009-01-04T03:32:32.807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16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3454/NB_1.64,/P82-2008-2009NACO.2009-01-04T03:24:58.274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3454/NB_1.64,/P82-2008-2009NACO.2009-01-04T02:32:15.611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3454/NB_1.64,/P82-2008-2009NACO.2009-01-03T02:10:46.580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82-2008-2009/Betelgeuse/0.3454/NB_1.75,/P82-2008-2009NACO.2009-01-04T01:31:16.715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04,/P82-2008-2009NACO.2009-01-04T02:18:55.784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04,/P82-2008-2009NACO.2009-01-03T01:42:15.951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09,/P82-2008-2009NACO.2009-01-04T02:14:22.059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09,/P82-2008-2009NACO.2009-01-03T01:46:34.673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28,/P82-2008-2009NACO.2009-01-03T01:52:40.849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28,/P82-2008-2009NACO.2009-01-04T02:07:31.592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2.17,/P82-2008-2009NACO.2009-01-03T02:01:26.846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82-2008-2009/Aldebaran/0.007204/NB_2.17,/P82-2008-2009NACO.2009-01-04T02:24:33.229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82-2008-2009/Aldebaran/0.007204/NB_2.17,/P82-2008-2009NACO.2009-01-04T01:21:27.836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08,/P82-2008-2009NACO.2009-01-04T01:19:04.804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08,/P82-2008-2009NACO.2009-01-03T01:44:38.612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08,/P82-2008-2009NACO.2009-01-04T02:16:38.434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64,/P82-2008-2009NACO.2009-01-04T01:23:59.410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64,/P82-2008-2009NACO.2009-01-04T02:01:43.56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64,/P82-2008-2009NACO.2009-01-03T01:54:33.505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64,/P82-2008-2009NACO.2009-01-04T02:02:04.380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64,/P82-2008-2009NACO.2009-01-04T01:13:17.267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2.12,/P82-2008-2009NACO.2009-01-04T02:22:17.955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2.12,/P82-2008-2009NACO.2009-01-03T01:59:28.687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24,/P82-2008-2009NACO.2009-01-04T02:12:05.597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24,/P82-2008-2009NACO.2009-01-03T01:48:35.599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26,/P82-2008-2009NACO.2009-01-04T02:09:49.050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26,/P82-2008-2009NACO.2009-01-04T01:16:46.775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26,/P82-2008-2009NACO.2009-01-03T01:50:45.023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75,/P82-2008-2009NACO.2009-01-04T02:04:48.343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007204/NB_1.75,/P82-2008-2009NACO.2009-01-03T01:56:57.299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3454/NB_1.64,/P82-2008-2009NACO.2009-01-04T01:12:56.895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82-2008-2009/Aldebaran/0.1091/NB_1.64,/P82-2008-2009NACO.2009-01-03T01:38:55.929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109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4,/P88-2011-2012NACO.2011-12-29T03:55:24.022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4,/P88-2011-2012NACO.2011-12-29T03:56:01.013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4,/P88-2011-2012NACO.2011-12-29T03:54:47.086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9,/P88-2011-2012NACO.2011-12-29T03:47:54.474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9,/P88-2011-2012NACO.2011-12-29T04:25:49.451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9,/P88-2011-2012NACO.2011-12-29T03:51:16.304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9,/P88-2011-2012NACO.2011-12-29T03:48:42.211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9,/P88-2011-2012NACO.2011-12-29T03:49:29.713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9,/P88-2011-2012NACO.2011-12-29T04:25:01.653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9,/P88-2011-2012NACO.2011-12-29T04:24:13.842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8,/P88-2011-2012NACO.2011-12-29T03:39:30.876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8,/P88-2011-2012NACO.2011-12-29T03:38:45.061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8,/P88-2011-2012NACO.2011-12-29T04:17:25.080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8,/P88-2011-2012NACO.2011-12-29T03:40:07.681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8,/P88-2011-2012NACO.2011-12-29T04:18:39.160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8,/P88-2011-2012NACO.2011-12-29T04:18:02.156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2.17,/P88-2011-2012NACO.2011-12-29T04:01:43.134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2.17,/P88-2011-2012NACO.2011-12-29T04:00:29.569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2.17,/P88-2011-2012NACO.2011-12-29T04:01:06.323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8,/P88-2011-2012NACO.2011-12-29T03:53:06.282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8,/P88-2011-2012NACO.2011-12-29T03:53:43.003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08,/P88-2011-2012NACO.2011-12-29T03:52:29.523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4:14:21.06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3:35:47.19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3:35:10.20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4:15:35.491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4:14:58.23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4:16:29.560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3:34:33.319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64,/P88-2011-2012NACO.2011-12-29T03:36:38.31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2.12,/P88-2011-2012NACO.2011-12-29T03:57:48.401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2.12,/P88-2011-2012NACO.2011-12-29T03:58:25.198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2.12,/P88-2011-2012NACO.2011-12-29T03:57:11.770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2.12,/P88-2011-2012NACO.2011-12-29T03:59:19.205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4,/P88-2011-2012NACO.2011-12-29T04:23:10.809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4,/P88-2011-2012NACO.2011-12-29T03:43:53.895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4,/P88-2011-2012NACO.2011-12-29T03:44:41.686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4,/P88-2011-2012NACO.2011-12-29T04:22:22.968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4,/P88-2011-2012NACO.2011-12-29T03:45:29.538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4,/P88-2011-2012NACO.2011-12-29T04:21:34.954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6,/P88-2011-2012NACO.2011-12-29T04:19:30.120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6,/P88-2011-2012NACO.2011-12-29T03:43:03.118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6,/P88-2011-2012NACO.2011-12-29T03:42:26.128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6,/P88-2011-2012NACO.2011-12-29T04:20:44.051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6,/P88-2011-2012NACO.2011-12-29T03:41:47.839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26,/P88-2011-2012NACO.2011-12-29T04:20:07.086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75,/P88-2011-2012NACO.2011-12-29T03:33:04.566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75,/P88-2011-2012NACO.2011-12-29T04:12:52.302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75,/P88-2011-2012NACO.2011-12-29T03:32:27.638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75,/P88-2011-2012NACO.2011-12-29T04:13:29.451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75,/P88-2011-2012NACO.2011-12-29T04:12:13.987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07204/NB_1.75,/P88-2011-2012NACO.2011-12-29T03:33:41.931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3454/NB_1.75,/P88-2011-2012NACO.2011-12-29T03:31:26.470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39/NB_1.09,/P88-2011-2012NACO.2011-12-29T04:02:46.212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39/NB_1.09,/P88-2011-2012NACO.2011-12-29T04:03:49.712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39/NB_2.17,/P88-2011-2012NACO.2011-12-29T04:07:49.537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39/NB_2.17,/P88-2011-2012NACO.2011-12-29T04:08:53.042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39/NB_1.64,/P88-2011-2012NACO.2011-12-29T04:06:17.632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88-2011-2012/Betelgeuse/0.039/NB_1.64,/P88-2011-2012NACO.2011-12-29T04:05:14.133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04,/P88-2011-2012NACO.2011-12-29T04:41:52.727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09,/P88-2011-2012NACO.2011-12-29T04:39:43.371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09,/P88-2011-2012NACO.2011-12-29T04:38:50.220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28,/P88-2011-2012NACO.2011-12-29T04:36:20.961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2.17,/P88-2011-2012NACO.2011-12-29T04:44:01.170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2.17,/P88-2011-2012NACO.2011-12-29T04:44:52.121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08,/P88-2011-2012NACO.2011-12-29T04:40:55.305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64,/P88-2011-2012NACO.2011-12-29T04:35:23.379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64,/P88-2011-2012NACO.2011-12-29T04:34:29.438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2.12,/P88-2011-2012NACO.2011-12-29T04:43:02.109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24,/P88-2011-2012NACO.2011-12-29T04:38:00.405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26,/P88-2011-2012NACO.2011-12-29T04:37:10.463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007204/NB_1.75,/P88-2011-2012NACO.2011-12-29T04:33:39.823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88-2011-2012/Aldebaran/0.3454/NB_1.75,/P88-2011-2012NACO.2011-12-29T04:32:47.724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04,/P90-2012-2013NACO.2013-01-18T01:31:18.030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04,/P90-2012-2013NACO.2013-01-18T01:31:56.415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09,/P90-2012-2013NACO.2013-01-18T01:26:49.293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09,/P90-2012-2013NACO.2013-01-18T01:26:12.081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28,/P90-2012-2013NACO.2013-01-18T01:19:54.788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28,/P90-2012-2013NACO.2013-01-18T01:20:32.366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2.17,/P90-2012-2013NACO.2013-01-18T01:37:19.819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2.17,/P90-2012-2013NACO.2013-01-18T01:36:42.868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08,/P90-2012-2013NACO.2013-01-18T01:29:04.049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08,/P90-2012-2013NACO.2013-01-18T01:28:27.288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64,/P90-2012-2013NACO.2013-01-18T01:17:42.763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64,/P90-2012-2013NACO.2013-01-18T01:18:19.650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2.12,/P90-2012-2013NACO.2013-01-18T01:34:25.180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2.12,/P90-2012-2013NACO.2013-01-18T01:35:02.271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24,/P90-2012-2013NACO.2013-01-18T01:24:00.167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24,/P90-2012-2013NACO.2013-01-18T01:24:37.220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26,/P90-2012-2013NACO.2013-01-18T01:22:37.652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26,/P90-2012-2013NACO.2013-01-18T01:22:00.866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75,/P90-2012-2013NACO.2013-01-18T01:14:42.917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7204/NB_1.75,/P90-2012-2013NACO.2013-01-18T01:15:19.994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90-2012-2013/Betelgeuse/0.008372/NB_4.05,/P90-2012-2013NACO.2013-01-22T01:39:41.573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90-2012-2013/Betelgeuse/0.008372/NB_4.05,/P90-2012-2013NACO.2013-01-22T01:38:57.353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90-2012-2013/Betelgeuse/0.008372/NB_3.74,/P90-2012-2013NACO.2013-01-22T01:36:28.879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90-2012-2013/Betelgeuse/0.008372/NB_3.74,/P90-2012-2013NACO.2013-01-22T01:35:45.813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90-2012-2013/Betelgeuse/0.3454/NB_3.74,/P90-2012-2013NACO.2013-01-22T01:34:46.170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34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90-2012-2013/Betelgeuse/0.3454/NB_1.75,/P90-2012-2013NACO.2013-01-18T01:14:20.101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04,/P90-2012-2013NACO.2013-01-18T01:59:32.923.fits</text:p>
          </table:table-cell>
          <table:table-cell office:value-type="string" calcext:value-type="string">
            <text:p>NB_1.0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09,/P90-2012-2013NACO.2013-01-18T01:55:56.163.fits</text:p>
          </table:table-cell>
          <table:table-cell office:value-type="string" calcext:value-type="string">
            <text:p>NB_1.09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28,/P90-2012-2013NACO.2013-01-18T01:51:52.743.fits</text:p>
          </table:table-cell>
          <table:table-cell office:value-type="string" calcext:value-type="string">
            <text:p>NB_1.2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2.17,/P90-2012-2013NACO.2013-01-18T02:04:31.176.fits</text:p>
          </table:table-cell>
          <table:table-cell office:value-type="string" calcext:value-type="string">
            <text:p>NB_2.17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08,/P90-2012-2013NACO.2013-01-18T01:57:59.947.fits</text:p>
          </table:table-cell>
          <table:table-cell office:value-type="string" calcext:value-type="string">
            <text:p>NB_1.08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64,/P90-2012-2013NACO.2013-01-18T01:50:24.338.fits</text:p>
          </table:table-cell>
          <table:table-cell office:value-type="string" calcext:value-type="string">
            <text:p>NB_1.6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2.12,/P90-2012-2013NACO.2013-01-18T02:01:39.018.fits</text:p>
          </table:table-cell>
          <table:table-cell office:value-type="string" calcext:value-type="string">
            <text:p>NB_2.12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24,/P90-2012-2013NACO.2013-01-18T01:54:34.579.fits</text:p>
          </table:table-cell>
          <table:table-cell office:value-type="string" calcext:value-type="string">
            <text:p>NB_1.24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26,/P90-2012-2013NACO.2013-01-18T01:53:09.045.fits</text:p>
          </table:table-cell>
          <table:table-cell office:value-type="string" calcext:value-type="string">
            <text:p>NB_1.26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75,/P90-2012-2013NACO.2013-01-18T01:48:53.913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7204/NB_1.75,/P90-2012-2013NACO.2013-01-18T01:48:11.820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007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90-2012-2013/Aldebaran/0.008372/NB_4.05,/P90-2012-2013NACO.2013-01-22T01:59:20.518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6" office:value-type="string" calcext:value-type="string">
            <text:p>90-2012-2013/Aldebaran/0.008372/NB_4.05,/P90-2012-2013NACO.2013-01-22T01:58:32.113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6" office:value-type="string" calcext:value-type="string">
            <text:p>90-2012-2013/Aldebaran/0.008372/NB_3.74,/P90-2012-2013NACO.2013-01-22T01:56:31.319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6" office:value-type="string" calcext:value-type="string">
            <text:p>90-2012-2013/Aldebaran/0.3454/NB_3.74,/P90-2012-2013NACO.2013-01-22T01:55:54.476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34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6" office:value-type="string" calcext:value-type="string">
            <text:p>90-2012-2013/Aldebaran/0.3454/NB_1.75,/P90-2012-2013NACO.2013-01-18T01:47:40.733.fits</text:p>
          </table:table-cell>
          <table:table-cell office:value-type="string" calcext:value-type="string">
            <text:p>NB_1.75,</text:p>
          </table:table-cell>
          <table:table-cell office:value-type="string" calcext:value-type="string">
            <text:p>0.345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4.05,/P94-2014-2015NACO.2015-02-07T01:06:20.385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4.05,/P94-2014-2015NACO.2015-02-07T01:07:04.842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4.05,/P94-2014-2015NACO.2015-02-07T01:07:04.840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4.05,/P94-2014-2015NACO.2015-02-07T01:06:20.383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3.74,/P94-2014-2015NACO.2015-02-07T01:04:31.326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3.74,/P94-2014-2015NACO.2015-02-07T01:04:31.327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3.74,/P94-2014-2015NACO.2015-02-07T01:05:17.373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94-2014-2015/Betelgeuse/0.008717/NB_3.74,/P94-2014-2015NACO.2015-02-07T01:05:17.372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94-2014-2015/Betelgeuse/0.3454/NB_3.74,/P94-2014-2015NACO.2015-02-07T01:04:18.069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34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8" office:value-type="string" calcext:value-type="string">
            <text:p>94-2014-2015/Aldebaran/0.008717/NB_4.05,/P94-2014-2015NACO.2015-02-07T01:17:54.783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94-2014-2015/Aldebaran/0.008717/NB_4.05,/P94-2014-2015NACO.2015-02-07T01:18:45.429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94-2014-2015/Aldebaran/0.008717/NB_4.05,/P94-2014-2015NACO.2015-02-07T01:17:54.785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94-2014-2015/Aldebaran/0.008717/NB_4.05,/P94-2014-2015NACO.2015-02-07T01:18:45.427.fits</text:p>
          </table:table-cell>
          <table:table-cell office:value-type="string" calcext:value-type="string">
            <text:p>NB_4.05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94-2014-2015/Aldebaran/0.008717/NB_3.74,/P94-2014-2015NACO.2015-02-07T01:16:54.243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94-2014-2015/Aldebaran/0.008717/NB_3.74,/P94-2014-2015NACO.2015-02-07T01:16:54.241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0087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94-2014-2015/Aldebaran/0.3454/NB_3.74,/P94-2014-2015NACO.2015-02-07T01:16:41.591.fits</text:p>
          </table:table-cell>
          <table:table-cell office:value-type="string" calcext:value-type="string">
            <text:p>NB_3.74,</text:p>
          </table:table-cell>
          <table:table-cell office:value-type="string" calcext:value-type="string">
            <text:p>0.34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372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cleaned_Output.D1:cleaned_Output.E1048576">
            <calcext:condition calcext:apply-style-name="Bad" calcext:value="=&quot;False&quot;" calcext:base-cell-address="cleaned_Output.D1"/>
            <calcext:condition calcext:apply-style-name="Good" calcext:value="=&quot;True&quot;" calcext:base-cell-address="cleaned_Output.D1"/>
          </calcext:conditional-format>
        </calcext:conditional-formats>
      </table:table>
      <table:named-expressions/>
      <table:database-ranges>
        <table:database-range table:name="__Anonymous_Sheet_DB__0" table:target-range-address="cleaned_Output.D1:cleaned_Output.E203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6:44:19.325213223</dc:date>
    <meta:editing-duration>PT9M26S</meta:editing-duration>
    <meta:editing-cycles>1</meta:editing-cycles>
    <meta:document-statistic meta:table-count="1" meta:cell-count="1015" meta:object-count="0"/>
    <meta:generator>LibreOffice/6.4.7.2$Linux_X86_64 LibreOffice_project/40$Build-2</meta:generator>
  </office:meta>
</office:document-meta>
</file>